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TimesNewRomanPSMT1" svg:font-family="TimesNewRomanPSMT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end" style:justify-single-word="false"/>
    </style:style>
    <style:style style:name="P2" style:family="paragraph" style:parent-style-name="Standard">
      <style:paragraph-properties fo:line-height="20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5.3cm"/>
          <style:tab-stop style:position="13.002cm" style:leader-style="dotted" style:leader-text="."/>
          <style:tab-stop style:position="13.972cm" style:type="right"/>
        </style:tab-stops>
      </style:paragraph-properties>
    </style:style>
    <style:style style:name="P3" style:family="paragraph" style:parent-style-name="Standard">
      <style:paragraph-properties fo:line-height="200%" fo:text-align="end" style:justify-single-word="false"/>
      <style:text-properties fo:font-weight="bold" style:font-weight-asian="bold"/>
    </style:style>
    <style:style style:name="P4" style:family="paragraph" style:parent-style-name="Standard">
      <style:paragraph-properties fo:line-height="150%" fo:text-align="justify" style:justify-single-word="false">
        <style:tab-stops>
          <style:tab-stop style:position="1.27cm" style:type="right"/>
          <style:tab-stop style:position="13.002cm" style:leader-style="dotted" style:leader-text="."/>
          <style:tab-stop style:position="13.97cm" style:type="right"/>
        </style:tab-stops>
      </style:paragraph-properties>
    </style:style>
    <style:style style:name="P5" style:family="paragraph" style:parent-style-name="Standard">
      <style:paragraph-properties fo:line-height="150%" fo:text-align="justify" style:justify-single-word="false">
        <style:tab-stops>
          <style:tab-stop style:position="1.27cm" style:type="right"/>
          <style:tab-stop style:position="13.002cm" style:leader-style="dotted" style:leader-text="."/>
          <style:tab-stop style:position="13.503cm" style:type="right"/>
        </style:tab-stops>
      </style:paragraph-properties>
    </style:style>
    <style:style style:name="P6" style:family="paragraph" style:parent-style-name="Standard">
      <style:paragraph-properties fo:line-height="150%" fo:text-align="justify" style:justify-single-word="false">
        <style:tab-stops>
          <style:tab-stop style:position="1.27cm" style:type="right"/>
          <style:tab-stop style:position="1.588cm" style:type="right"/>
          <style:tab-stop style:position="1.905cm" style:type="right"/>
          <style:tab-stop style:position="2.54cm" style:type="right"/>
          <style:tab-stop style:position="3.81cm" style:type="right"/>
          <style:tab-stop style:position="13.002cm" style:leader-style="dotted" style:leader-text="."/>
          <style:tab-stop style:position="13.97cm" style:type="right"/>
        </style:tab-stops>
      </style:paragraph-properties>
    </style:style>
    <style:style style:name="P7" style:family="paragraph" style:parent-style-name="Standard">
      <style:paragraph-properties fo:line-height="150%" fo:text-align="justify" style:justify-single-word="false">
        <style:tab-stops>
          <style:tab-stop style:position="1.588cm" style:type="right"/>
          <style:tab-stop style:position="2.54cm" style:type="right"/>
          <style:tab-stop style:position="3.81cm" style:type="right"/>
          <style:tab-stop style:position="5.715cm" style:type="right" style:leader-style="dotted" style:leader-text="."/>
          <style:tab-stop style:position="13.002cm" style:leader-style="dotted" style:leader-text="."/>
          <style:tab-stop style:position="13.972cm" style:type="right"/>
        </style:tab-stops>
      </style:paragraph-properties>
    </style:style>
    <style:style style:name="P8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5.715cm" style:type="right"/>
          <style:tab-stop style:position="13.002cm" style:leader-style="dotted" style:leader-text="."/>
          <style:tab-stop style:position="13.972cm" style:type="right"/>
        </style:tab-stops>
      </style:paragraph-properties>
    </style:style>
    <style:style style:name="P9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5.502cm" style:type="right"/>
          <style:tab-stop style:position="13.002cm" style:leader-style="dotted" style:leader-text="."/>
          <style:tab-stop style:position="14.002cm" style:type="right"/>
        </style:tab-stops>
      </style:paragraph-properties>
    </style:style>
    <style:style style:name="P10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4.752cm" style:type="right"/>
          <style:tab-stop style:position="13.002cm" style:leader-style="dotted" style:leader-text="."/>
          <style:tab-stop style:position="13.972cm" style:type="right"/>
        </style:tab-stops>
      </style:paragraph-properties>
    </style:style>
    <style:style style:name="P11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13.002cm" style:leader-style="dotted" style:leader-text="."/>
          <style:tab-stop style:position="13.972cm" style:type="right"/>
        </style:tab-stops>
      </style:paragraph-properties>
    </style:style>
    <style:style style:name="P12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 style:leader-style="dotted" style:leader-text="."/>
          <style:tab-stop style:position="13.002cm" style:leader-style="dotted" style:leader-text="."/>
          <style:tab-stop style:position="13.972cm" style:type="right"/>
        </style:tab-stops>
      </style:paragraph-properties>
    </style:style>
    <style:style style:name="P13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5.3cm"/>
          <style:tab-stop style:position="13.002cm" style:leader-style="dotted" style:leader-text="."/>
          <style:tab-stop style:position="13.972cm" style:type="right"/>
        </style:tab-stops>
      </style:paragraph-properties>
    </style:style>
    <style:style style:name="P14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4.752cm"/>
          <style:tab-stop style:position="13.002cm" style:leader-style="dotted" style:leader-text="."/>
          <style:tab-stop style:position="13.972cm" style:type="right"/>
        </style:tab-stops>
      </style:paragraph-properties>
    </style:style>
    <style:style style:name="P15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501cm"/>
          <style:tab-stop style:position="3.81cm"/>
          <style:tab-stop style:position="13.002cm" style:leader-style="dotted" style:leader-text="."/>
          <style:tab-stop style:position="13.972cm" style:type="right"/>
        </style:tab-stops>
      </style:paragraph-properties>
    </style:style>
    <style:style style:name="P16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4.001cm"/>
          <style:tab-stop style:position="13.002cm" style:leader-style="dotted" style:leader-text="."/>
          <style:tab-stop style:position="13.972cm" style:type="right"/>
        </style:tab-stops>
      </style:paragraph-properties>
    </style:style>
    <style:style style:name="P17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5.3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ff3333" fo:font-weight="bold" style:font-weight-asian="bold"/>
    </style:style>
    <style:style style:name="P18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5.715cm" style:type="right"/>
          <style:tab-stop style:position="13.002cm" style:leader-style="dotted" style:leader-text="."/>
          <style:tab-stop style:position="13.972cm" style:type="right"/>
        </style:tab-stops>
      </style:paragraph-properties>
      <style:text-properties fo:language="id" fo:country="ID"/>
    </style:style>
    <style:style style:name="P19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 style:leader-style="dotted" style:leader-text="."/>
          <style:tab-stop style:position="13.002cm" style:leader-style="dotted" style:leader-text="."/>
          <style:tab-stop style:position="13.972cm" style:type="right"/>
        </style:tab-stops>
      </style:paragraph-properties>
      <style:text-properties fo:language="id" fo:country="ID"/>
    </style:style>
    <style:style style:name="P20" style:family="paragraph" style:parent-style-name="Standard">
      <style:paragraph-properties fo:margin-left="1.27cm" fo:margin-right="0cm" fo:line-height="150%" fo:text-align="justify" style:justify-single-word="false" fo:text-indent="0cm" style:auto-text-indent="false">
        <style:tab-stops>
          <style:tab-stop style:position="2.858cm"/>
          <style:tab-stop style:position="13.018cm" style:type="right" style:leader-style="dotted" style:leader-text="."/>
          <style:tab-stop style:position="13.335cm" style:type="right"/>
          <style:tab-stop style:position="13.653cm" style:type="right"/>
          <style:tab-stop style:position="13.972cm" style:type="right"/>
        </style:tab-stops>
      </style:paragraph-properties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13.002cm" style:leader-style="dotted" style:leader-text="."/>
          <style:tab-stop style:position="13.97cm" style:type="right"/>
        </style:tab-stops>
      </style:paragraph-properties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13.002cm" style:leader-style="dotted" style:leader-text="."/>
          <style:tab-stop style:position="13.972cm" style:type="right"/>
        </style:tab-stops>
      </style:paragraph-properties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ff3333" fo:language="id" fo:country="ID"/>
    </style:style>
    <style:style style:name="P24" style:family="paragraph" style:parent-style-name="Standard">
      <style:paragraph-properties fo:margin-left="0cm" fo:margin-right="0cm" fo:line-height="150%" fo:text-align="justify" style:justify-single-word="false" fo:orphans="2" fo:widows="2" fo:text-indent="2.499cm" style:auto-text-indent="false" style:writing-mode="lr-tb">
        <style:tab-stops>
          <style:tab-stop style:position="1.588cm"/>
          <style:tab-stop style:position="2.54cm"/>
          <style:tab-stop style:position="3.81cm" style:leader-style="dotted" style:leader-text="."/>
          <style:tab-stop style:position="13.002cm" style:leader-style="dotted" style:leader-text="."/>
          <style:tab-stop style:position="13.972cm" style:type="right"/>
        </style:tab-stops>
      </style:paragraph-properties>
    </style:style>
    <style:style style:name="P25" style:family="paragraph" style:parent-style-name="Standard">
      <style:paragraph-properties fo:margin-left="0cm" fo:margin-right="0.032cm" fo:line-height="150%" fo:text-align="justify" style:justify-single-word="false" fo:text-indent="0cm" style:auto-text-indent="false">
        <style:tab-stops>
          <style:tab-stop style:position="1.588cm"/>
          <style:tab-stop style:position="2.54cm"/>
          <style:tab-stop style:position="3.81cm"/>
          <style:tab-stop style:position="5.3cm"/>
          <style:tab-stop style:position="13.002cm" style:leader-style="dotted" style:leader-text="."/>
          <style:tab-stop style:position="13.972cm" style:type="right"/>
        </style:tab-stops>
      </style:paragraph-properties>
    </style:style>
    <style:style style:name="P26" style:family="paragraph" style:parent-style-name="Standard">
      <style:paragraph-properties fo:margin-left="3.493cm" fo:margin-right="0.127cm" fo:line-height="200%" fo:text-indent="-0.953cm" style:auto-text-indent="false">
        <style:tab-stops>
          <style:tab-stop style:position="12.7cm" style:leader-style="dotted" style:leader-text="."/>
          <style:tab-stop style:position="13.97cm" style:type="right"/>
        </style:tab-stops>
      </style:paragraph-properties>
    </style:style>
    <style:style style:name="P27" style:family="paragraph" style:parent-style-name="Standard" style:master-page-name="Standard">
      <style:paragraph-properties fo:line-height="200%" fo:text-align="center" style:justify-single-word="false" style:page-number="9"/>
    </style:style>
    <style:style style:name="P28" style:family="paragraph" style:parent-style-name="Footer">
      <style:text-properties style:use-window-font-color="true"/>
    </style:style>
    <style:style style:name="P29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language="id" fo:country="ID"/>
    </style:style>
    <style:style style:name="T3" style:family="text">
      <style:text-properties fo:language="id" fo:country="ID" fo:font-weight="bold" style:font-weight-asian="bold"/>
    </style:style>
    <style:style style:name="T4" style:family="text">
      <style:text-properties fo:language="id" fo:country="ID" fo:font-style="italic" style:font-style-asian="italic" style:font-style-complex="italic"/>
    </style:style>
    <style:style style:name="T5" style:family="text">
      <style:text-properties fo:color="#ff3333" fo:language="id" fo:country="ID"/>
    </style:style>
    <style:style style:name="T6" style:family="text">
      <style:text-properties fo:color="#ff3333" fo:language="id" fo:country="ID" fo:font-weight="bold" style:font-weight-asian="bold"/>
    </style:style>
    <style:style style:name="T7" style:family="text">
      <style:text-properties fo:color="#ff3333"/>
    </style:style>
    <style:style style:name="T8" style:family="text">
      <style:text-properties fo:color="#ff3333" fo:font-weight="bold" style:font-weight-asian="bold"/>
    </style:style>
    <style:style style:name="T9" style:family="text">
      <style:text-properties fo:color="#ff3333" style:font-name="TimesNewRomanPSMT" fo:language="id" fo:country="ID" style:font-name-complex="TimesNewRomanPSMT1"/>
    </style:style>
    <style:style style:name="T10" style:family="text">
      <style:text-properties fo:color="#ff3333" fo:language="fr" fo:country="FR"/>
    </style:style>
    <style:style style:name="T11" style:family="text">
      <style:text-properties style:font-name="Liberation Serif" fo:font-size="12pt" fo:language="id" fo:country="ID" style:font-size-asian="12pt" style:font-size-complex="12pt"/>
    </style:style>
    <style:style style:name="T12" style:family="text">
      <style:text-properties style:font-name="Liberation Serif" fo:font-size="12pt" style:font-size-asian="12pt" style:font-size-complex="12pt"/>
    </style:style>
    <style:style style:name="T13" style:family="text">
      <style:text-properties fo:font-size="12pt" fo:language="id" fo:country="ID" fo:font-weight="normal" style:font-size-asian="12pt" style:font-weight-asian="normal" style:font-name-complex="Times New Roman1" style:font-size-complex="12pt" style:font-weight-complex="normal"/>
    </style:style>
    <style:style style:name="T14" style:family="text">
      <style:text-properties style:font-name="TimesNewRomanPSMT" fo:language="id" fo:country="ID" style:font-name-complex="TimesNewRomanPSMT1"/>
    </style:style>
    <style:style style:name="gr1" style:family="graphic" style:parent-style-name="Frame">
      <style:graphic-properties draw:stroke="none" svg:stroke-width="0cm" draw:fill="solid" draw:fill-color="#ffffff" draw:opacity="0%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center" style:horizontal-rel="page-content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1">DAFTAR ISI</text:span></text:p>
      <text:p text:style-name="P3"/>
      <text:p text:style-name="P1"><text:span text:style-name="T1">Halaman</text:span></text:p>
      <text:p text:style-name="P4"><text:span text:style-name="T2">Abstrak </text:span><text:tab/><text:tab/>i</text:p>
      <text:p text:style-name="P4"><text:span text:style-name="T2">Abstract </text:span><text:tab/><text:tab/>ii</text:p>
      <text:p text:style-name="P5"><text:span text:style-name="T2">Kata Pengantar </text:span><text:tab/> <text:s text:c="5"/>iii</text:p>
      <text:p text:style-name="P4"><text:span text:style-name="T2">Daftar Gambar</text:span><text:tab/><text:tab/>v</text:p>
      <text:p text:style-name="P4"><text:span text:style-name="T2">Daftar Simbol </text:span><text:tab/><text:tab/>v<text:span text:style-name="T2">i</text:span></text:p>
      <text:p text:style-name="P4">D<text:span text:style-name="T2">aftar Isi</text:span><text:tab/><text:tab/>x</text:p>
      <text:p text:style-name="P6"><text:span text:style-name="T1">BAB I<text:tab/><text:tab/> <text:s/>PENDAHULUAN <text:s text:c="2"/><text:tab/><text:tab/>1</text:span></text:p>
      <text:p text:style-name="P20"><text:s text:c="2"/><text:span text:style-name="T2">A. <text:s text:c="3"/></text:span>Latar Belakang<text:span text:style-name="T2"> Masalah </text:span><text:tab/><text:tab/><text:tab/><text:tab/>1</text:p>
      <text:p text:style-name="P21"><text:s text:c="2"/><text:span text:style-name="T2">B.</text:span> <text:s text:c="3"/><text:span text:style-name="T2">Identifikasi Masalah </text:span><text:tab/><text:tab/> <text:span text:style-name="T2">2</text:span></text:p>
      <text:p text:style-name="P22"><text:s text:c="2"/><text:span text:style-name="T2">C.</text:span> <text:s text:c="3"/><text:span text:style-name="T2">Batasan Masalah </text:span><text:tab/><text:tab/> <text:span text:style-name="T2">2</text:span> <text:s text:c="11"/></text:p>
      <text:p text:style-name="P22"><text:span text:style-name="T2"><text:s text:c="2"/>D.</text:span> <text:s text:c="3"/><text:span text:style-name="T2">Rumusan Masalah </text:span><text:tab/><text:tab/> <text:span text:style-name="T2">3</text:span></text:p>
      <text:p text:style-name="P22"><text:span text:style-name="T2"><text:s text:c="2"/>E.</text:span> <text:s text:c="3"/><text:span text:style-name="T2">Kegunaan / Mangfaat Penelitian </text:span><text:tab/><text:tab/> <text:span text:style-name="T2">3</text:span><text:span text:style-name="T7"> <text:s text:c="31"/></text:span></text:p>
      <text:p text:style-name="P23"/>
      <text:p text:style-name="P7"><text:span text:style-name="T1">BAB II<text:tab/><text:tab/></text:span><text:span text:style-name="T3">DESKRIPSI TEORITIK DAN KERANGKA BERPIKIR </text:span><text:span text:style-name="T1"><text:tab/><text:tab/></text:span><text:span text:style-name="T3">5</text:span></text:p>
      <text:p text:style-name="P8"><text:tab/><text:span text:style-name="T2">A.</text:span><text:tab/><text:span text:style-name="T2">Deskripsi Teoritik</text:span><text:tab/><text:tab/><text:span text:style-name="T2"> <text:s text:c="6"/>5</text:span></text:p>
      <text:p text:style-name="P8"><text:tab/><text:tab/><text:span text:style-name="T2">A.1 </text:span><text:s/>GNU<text:span text:style-name="T2"> ............</text:span><text:tab/><text:tab/> <text:s text:c="6"/><text:span text:style-name="T2">5</text:span></text:p>
      <text:p text:style-name="P8"><text:tab/><text:tab/><text:span text:style-name="T2">A.2</text:span> <text:span text:style-name="T2"><text:s/>Linux.............</text:span><text:tab/><text:tab/><text:span text:style-name="T2">7</text:span></text:p>
      <text:p text:style-name="P8"><text:tab/><text:tab/><text:span text:style-name="T2">A.3</text:span> <text:span text:style-name="T2"><text:s/>Remaster .........</text:span><text:tab/><text:tab/><text:span text:style-name="T2">11</text:span></text:p>
      <text:p text:style-name="P8"><text:tab/><text:tab/><text:span text:style-name="T2">A.4 </text:span><text:span text:style-name="T11">Linux From </text:span><text:span text:style-name="T2">Scratch (LFS)</text:span><text:tab/><text:tab/>1<text:span text:style-name="T2">2</text:span></text:p>
      <text:p text:style-name="P9"><text:tab/><text:tab/><text:span text:style-name="T2">A</text:span>.5<text:span text:style-name="T2"> Distribusi (</text:span><text:span text:style-name="T4">Distro</text:span><text:span text:style-name="T2">) </text:span><text:tab/><text:span text:style-name="T2"> <text:s text:c="4"/></text:span>1<text:span text:style-name="T2">3</text:span></text:p>
      <text:p text:style-name="P10"><text:tab/><text:tab/><text:span text:style-name="T2">A</text:span>.6 <text:span text:style-name="T12">UCK</text:span><text:span text:style-name="T2"> .....</text:span><text:tab/><text:tab/>1<text:span text:style-name="T2">4</text:span></text:p>
      <text:p text:style-name="P11"><text:tab/><text:tab/><text:span text:style-name="T2">A</text:span>.<text:span text:style-name="T2">7 </text:span><text:span text:style-name="T11">Xubuntu</text:span><text:span text:style-name="T2"> </text:span><text:tab/><text:tab/>15</text:p>
      <text:p text:style-name="P10"><text:span text:style-name="T2"><text:tab/><text:tab/>A</text:span>.<text:span text:style-name="T2">8 </text:span><text:span text:style-name="T11">Desktop Environment</text:span><text:span text:style-name="T2"> </text:span><text:tab/><text:tab/>1<text:span text:style-name="T2">6</text:span></text:p>
      <text:p text:style-name="P10"><text:span text:style-name="T2"><text:tab/><text:tab/>A</text:span>.<text:span text:style-name="T2">9 </text:span><text:span text:style-name="T11">Xfce</text:span><text:span text:style-name="T2"> </text:span><text:tab/>…………………………………………………….. <text:s text:c="5"/>1<text:span text:style-name="T2">7</text:span></text:p>
      <text:p text:style-name="P10"><text:span text:style-name="T2"><text:tab/><text:tab/>A</text:span>.<text:span text:style-name="T2">10 Kernel</text:span><text:tab/>……………………………………………………<text:tab/>1<text:span text:style-name="T2">8</text:span></text:p>
      <text:p text:style-name="P10"><text:span text:style-name="T2"><text:tab/></text:span></text:p>
      <text:p text:style-name="P10"><text:span text:style-name="T2"><text:tab/><text:tab/></text:span></text:p>
      <text:p text:style-name="P10"><text:span text:style-name="T2"><text:tab/><text:tab/></text:span></text:p>
      <text:p text:style-name="P8"><text:soft-page-break/><text:span text:style-name="T2"><text:tab/>B.</text:span><text:tab/><text:span text:style-name="T2">Penelitian Sebelumnya</text:span><text:tab/><text:tab/><text:span text:style-name="T2"> <text:s text:c="4"/>19</text:span></text:p>
      <text:p text:style-name="P8"><text:span text:style-name="T2"><text:tab/>C.</text:span><text:tab/><text:span text:style-name="T2">Kerangka Berpikir </text:span><text:tab/><text:tab/>22<text:span text:style-name="T2"> <text:s text:c="6"/></text:span></text:p>
      <text:p text:style-name="P18"/>
      <text:p text:style-name="P12"><text:span text:style-name="T1">BAB III<text:tab/></text:span><text:span text:style-name="T3">ANALISIS SISTEM </text:span><text:span text:style-name="T1"><text:tab/><text:tab/></text:span><text:span text:style-name="T3">20</text:span></text:p>
      <text:p text:style-name="P12"><text:tab/><text:span text:style-name="T2">A.</text:span><text:tab/><text:span text:style-name="T13">Metode Perancangan Sistem</text:span><text:tab/><text:tab/><text:span text:style-name="T2">20</text:span></text:p>
      <text:p text:style-name="P12"><text:tab/><text:tab/><text:span text:style-name="T2">A</text:span>.1 <text:s text:c="3"/>Requirement<text:span text:style-name="T2"> </text:span><text:tab/><text:tab/><text:span text:style-name="T2">20</text:span></text:p>
      <text:p text:style-name="P12"><text:tab/><text:tab/><text:span text:style-name="T2">A</text:span>.2 <text:s text:c="3"/>Design<text:span text:style-name="T2"> </text:span><text:tab/><text:tab/><text:span text:style-name="T2">20</text:span></text:p>
      <text:p text:style-name="P12"><text:span text:style-name="T2"><text:tab/><text:tab/>A</text:span>.<text:span text:style-name="T2">3</text:span> <text:s text:c="3"/><text:span text:style-name="T2">Implementation</text:span><text:tab/><text:tab/><text:span text:style-name="T2">21</text:span></text:p>
      <text:p text:style-name="P24"><text:span text:style-name="T2">A</text:span>.<text:span text:style-name="T2">4 <text:s/></text:span><text:s text:c="2"/><text:span text:style-name="T2">Test</text:span><text:tab/><text:tab/><text:span text:style-name="T2">21</text:span></text:p>
      <text:p text:style-name="P24"><text:span text:style-name="T2">A</text:span>.<text:span text:style-name="T2">5 <text:s text:c="4"/>Deployment</text:span><text:tab/><text:tab/><text:span text:style-name="T2">22</text:span></text:p>
      <text:p text:style-name="P24"><text:span text:style-name="T2">A</text:span>.<text:span text:style-name="T2">6 <text:s text:c="4"/>Maintenance</text:span><text:tab/><text:tab/><text:span text:style-name="T2">22</text:span></text:p>
      <text:p text:style-name="P19"/>
      <text:p text:style-name="P12"><text:tab/><text:span text:style-name="T2">B.</text:span><text:tab/><text:span text:style-name="T2"> Analisis Sistem Berjalan</text:span><text:tab/><text:tab/><text:span text:style-name="T2">22</text:span></text:p>
      <text:p text:style-name="P12"><text:tab/><text:span text:style-name="T2">C.</text:span><text:tab/>Analisis Kebutuhan<text:span text:style-name="T2"> </text:span><text:tab/><text:tab/><text:span text:style-name="T2">23</text:span></text:p>
      <text:p text:style-name="P12"><text:tab/><text:span text:style-name="T2">D.</text:span><text:tab/>Analisa Keluaran<text:span text:style-name="T2"> </text:span><text:tab/><text:tab/><text:span text:style-name="T2">24</text:span></text:p>
      <text:p text:style-name="P12"><text:tab/><text:span text:style-name="T2">E.</text:span><text:tab/>Analisa Masukan<text:span text:style-name="T2"> </text:span><text:tab/><text:tab/><text:span text:style-name="T2">25</text:span></text:p>
      <text:p text:style-name="P12"><text:tab/><text:span text:style-name="T2">F.</text:span><text:tab/>Analisis Proses dan Pemodelan<text:span text:style-name="T2"> </text:span><text:tab/><text:tab/><text:span text:style-name="T2">27</text:span></text:p>
      <text:p text:style-name="P12"><text:tab/></text:p>
      <text:p text:style-name="P13"><text:span text:style-name="T8">BAB IV<text:tab/></text:span><text:span text:style-name="T6">RANCANGAN DAN IMPLEMENTASI SISTEM </text:span><text:span text:style-name="T8"><text:tab/><text:tab/></text:span><text:span text:style-name="T6">46</text:span></text:p>
      <text:p text:style-name="P13"><text:span text:style-name="T7"><text:tab/></text:span><text:span text:style-name="T5">A.</text:span><text:span text:style-name="T7"><text:tab/></text:span><text:span text:style-name="T5">Rancangan Usulan </text:span><text:span text:style-name="T7"><text:tab/><text:tab/></text:span><text:span text:style-name="T5">46</text:span></text:p>
      <text:p text:style-name="P25"><text:span text:style-name="T7"><text:tab/><text:tab/></text:span><text:span text:style-name="T5">A</text:span><text:span text:style-name="T7">.1 <text:tab/></text:span><text:span text:style-name="T5">Pembuatan Flowchart konfigurasi RasPBX</text:span><text:span text:style-name="T7"><text:tab/><text:tab/></text:span><text:span text:style-name="T5">46</text:span><text:span text:style-name="T7"><text:tab/><text:tab/></text:span><text:span text:style-name="T5">A</text:span><text:span text:style-name="T7">.2<text:tab/></text:span><text:span text:style-name="T5">Pembuatan Flowchart Panggilan VoIP </text:span><text:span text:style-name="T7"><text:tab/><text:tab/></text:span><text:span text:style-name="T5">47</text:span></text:p>
      <text:p text:style-name="P13"><text:span text:style-name="T7"><text:tab/> </text:span><text:span text:style-name="T5">B. </text:span><text:span text:style-name="T7"><text:tab/></text:span><text:span text:style-name="T5">Rancangan Prototype Aplikasi </text:span><text:span text:style-name="T7"><text:tab/> <text:tab/></text:span><text:span text:style-name="T5">48</text:span></text:p>
      <text:p text:style-name="P13"><text:span text:style-name="T7"><text:tab/> </text:span><text:span text:style-name="T5">C. </text:span><text:span text:style-name="T7"><text:tab/></text:span><text:span text:style-name="T5">Uji Coba dan Hasil </text:span><text:span text:style-name="T7"><text:tab/> <text:tab/></text:span><text:span text:style-name="T5">53</text:span></text:p>
      <text:p text:style-name="P2"><text:span text:style-name="T7"><text:tab/></text:span><text:span text:style-name="T5"> D. </text:span><text:span text:style-name="T7"><text:tab/></text:span><text:span text:style-name="T5">Implementasi Sistem </text:span><text:span text:style-name="T7">…..<text:tab/><text:tab/></text:span><text:span text:style-name="T5">54</text:span></text:p>
      <text:p text:style-name="P26"><text:span text:style-name="T5">D</text:span><text:span text:style-name="T7">.1</text:span><text:span text:style-name="T5"> Prosedur Operasional (Manual Book) </text:span><text:span text:style-name="T9"><text:tab/>..<text:tab/>54</text:span></text:p>
      <text:p text:style-name="P26"><text:span text:style-name="T9">D.2 Tata Laksana Sistem yang digunakan <text:tab/><text:tab/>61</text:span></text:p>
      <text:p text:style-name="P13"><text:span text:style-name="T8">Bab V<text:tab/>PENUTUP…………………<text:tab/><text:tab/></text:span><text:span text:style-name="T6">65</text:span></text:p>
      <text:p text:style-name="P14"><text:span text:style-name="T10"><text:tab/>5.1<text:tab/>Kesimpulan<text:tab/><text:tab/></text:span><text:span text:style-name="T5"> <text:s text:c="4"/>65</text:span></text:p>
      <text:p text:style-name="P15"><text:span text:style-name="T10"><text:tab/>5.2<text:tab/>Saran<text:tab/><text:tab/><text:tab/></text:span><text:span text:style-name="T5">65</text:span></text:p>
      <text:p text:style-name="P17"/>
      <text:p text:style-name="P17"><text:soft-page-break/></text:p>
      <text:p text:style-name="P16"><text:span text:style-name="T8">DAFTAR PUSTAKA<text:tab/></text:span><text:span text:style-name="T6"> </text:span><text:span text:style-name="T7">……………………….<text:tab/></text:span><text:span text:style-name="T8"><text:tab/>111</text:span></text:p>
      <text:p text:style-name="P13"><text:span text:style-name="T8">LAMPIRAN-LAMPIRAN</text:span><text:span text:style-name="T6"> </text:span><text:span text:style-name="T7">…………………………………….<text:tab/></text:span><text:span text:style-name="T8"><text:tab/>113</text:span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TimesNewRomanPSMT1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id" fo:country="ID" style:letter-kerning="false" style:font-name-asian="Times New Roman1" style:font-size-asian="10pt" style:language-asian="id" style:country-asian="ID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id" fo:country="ID" style:letter-kerning="false" style:font-name-asian="Times New Roman1" style:font-size-asian="10pt" style:language-asian="id" style:country-asian="ID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fo:font-weight="bold" style:font-weight-asian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text-properties style:use-window-font-color="true"/>
    </style:style>
    <style:style style:name="MP2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gr1" style:family="graphic" style:parent-style-name="Frame">
      <style:graphic-properties draw:stroke="none" svg:stroke-width="0cm" draw:fill="solid" draw:fill-color="#ffffff" draw:opacity="0%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3.3cm" fo:margin-bottom="1.251cm" fo:margin-left="4.001cm" fo:margin-right="2.90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5cm" fo:margin-left="0cm" fo:margin-right="0cm" fo:margin-top="1.649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custom-shape text:anchor-type="paragraph" draw:z-index="2" draw:name="Frame1" draw:style-name="Mgr1" draw:text-style-name="MP2" svg:width="0.41cm" svg:height="0.971cm" svg:x="6.842cm" svg:y="0.002cm"><text:p text:style-name="MP1"><text:page-number text:select-page="current">11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23:54:00</meta:creation-date>
    <meta:initial-creator>System</meta:initial-creator>
    <dc:language>id-ID</dc:language>
    <meta:print-date>2005-06-14T16:56:00</meta:print-date>
    <dc:date>2018-07-19T19:06:21.577945850</dc:date>
    <meta:editing-cycles>5</meta:editing-cycles>
    <dc:title>DAFTAR ISI</dc:title>
    <meta:editing-duration>PT33M9S</meta:editing-duration>
    <meta:generator>LibreOffice/6.0.5.2$Linux_X86_64 LibreOffice_project/54c8cbb85f300ac59db32fe8a675ff7683cd5a16</meta:generator>
    <meta:document-statistic meta:table-count="0" meta:image-count="0" meta:object-count="0" meta:page-count="3" meta:paragraph-count="59" meta:word-count="228" meta:character-count="1641" meta:non-whitespace-character-count="1176"/>
    <meta:user-defined meta:name="AppVersion">12.0000</meta:user-defined>
    <meta:user-defined meta:name="Company">Diponegoro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